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data-science-and-engineering-team-apr-2020-present"/>Director, Data Science and Engineering team (Apr 2020 — <text:span text:style-name="T1">present</text:span>)<text:bookmark-end text:name="director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office-employee-feb-2019-present"/>Senior Software Engineer with Expertise in Java, Python, and ML (office employee, Feb 2019 — <text:span text:style-name="T1">present</text:span>)<text:bookmark-end text:name="senior-software-engineer-with-expertise-in-java-python-and-ml-office-employee-feb-2019-present"/></text:h>
      <text:h text:style-name="Heading_20_3" text:outline-level="3"><text:bookmark-start text:name="senior-software-engineer-with-expertise-in-java-python-and-ml-remote-contractor-feb-2017-2019"/>Senior Software Engineer with Expertise in Java, Python, and ML (remote contractor, Feb 2017 — 2019)<text:bookmark-end text:name="senior-software-engineer-with-expertise-in-java-python-and-ml-remote-contractor-feb-2017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8:00:17Z</meta:creation-date>
    <dc:date>2025-03-08T18:00:17Z</dc:date>
    <meta:user-defined meta:name="pagetitle" meta:value-type="string">Nick Mazurkin – cv</meta:user-defined>
  </office:meta>
</office:document-meta>
</file>